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2E7F06D1DC0CF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re Franklin" svg:font-family="'Libre Franklin', 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b085a2"/>
    </style:style>
    <style:style style:name="P2" style:family="paragraph" style:parent-style-name="Standard">
      <style:text-properties officeooo:rsid="00b2472f" officeooo:paragraph-rsid="00b2472f"/>
    </style:style>
    <style:style style:name="P3" style:family="paragraph" style:parent-style-name="Standard">
      <style:text-properties officeooo:rsid="00b2472f" officeooo:paragraph-rsid="00b2472f"/>
    </style:style>
    <style:style style:name="T1" style:family="text">
      <style:text-properties officeooo:rsid="00b18a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Basics</text:span></text:p>
      <text:p text:style-name="P2">1)</text:p>
      <text:p text:style-name="P2"><draw:frame draw:style-name="fr1" draw:name="Image1" text:anchor-type="paragraph" svg:width="17cm" svg:height="9.557cm" draw:z-index="0"><draw:image xlink:href="Pictures/100000000000055600000300B2E7F06D1DC0CF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re Franklin" svg:font-family="'Libre Franklin', 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6-05T00:28:03.291914574</dc:date>
    <meta:editing-duration>PT22H11M56S</meta:editing-duration>
    <meta:editing-cycles>151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2" meta:character-count="14" meta:non-whitespace-character-count="8"/>
  </office:meta>
</office:document-meta>
</file>